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namísto obrázku vložit pouze odkaz, při přetahování obrázku podržíme klávesy <text:span text:style-name="Keystroke">[Ctrl+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například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